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ffa" officeooo:paragraph-rsid="00145ff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 ns [new Simulator]</text:p>
      <text:p text:style-name="P1">set nf [open lab4.nam w]</text:p>
      <text:p text:style-name="P1">$ns namtrace-all $nf</text:p>
      <text:p text:style-name="P1">set tf [open lab4.tr w]</text:p>
      <text:p text:style-name="P1">$ns trace-all $tf</text:p>
      <text:p text:style-name="P1">proc finish {} {</text:p>
      <text:p text:style-name="P1"><text:tab/>global ns nf tf</text:p>
      <text:p text:style-name="P1"><text:s text:c="8"/>$ns flush-trace</text:p>
      <text:p text:style-name="P1"><text:s text:c="8"/>close $nf</text:p>
      <text:p text:style-name="P1"><text:tab/>close $tf</text:p>
      <text:p text:style-name="P1"><text:s text:c="8"/>exec nam lab4.nam &amp;</text:p>
      <text:p text:style-name="P1"><text:s text:c="8"/>exit 0</text:p>
      <text:p text:style-name="P1">}</text:p>
      <text:p text:style-name="P1"/>
      <text:p text:style-name="P1">set n0 [$ns node]</text:p>
      <text:p text:style-name="P1">set n1 [$ns node]</text:p>
      <text:p text:style-name="P1">set n2 [$ns node]</text:p>
      <text:p text:style-name="P1">set n3 [$ns node]</text:p>
      <text:p text:style-name="P1">set n4 [$ns node]</text:p>
      <text:p text:style-name="P1">set n5 [$ns node]</text:p>
      <text:p text:style-name="P1">set n6 [$ns node]</text:p>
      <text:p text:style-name="P1"/>
      <text:p text:style-name="P1">$ns make-lan "$n1 $n0 $n2 $n3" 10MB 100ms LL Queue/DropTail Mac/802_3</text:p>
      <text:p text:style-name="P1">$ns make-lan "$n4 $n5 $n6" 10MB 100ms LL Queue/DropTail Mac/802_3</text:p>
      <text:p text:style-name="P1"/>
      <text:p text:style-name="P1">$ns duplex-link $n3 $n6 100MB 100ms DropTail</text:p>
      <text:p text:style-name="P1"/>
      <text:p text:style-name="P1">set udp1 [new Agent/UDP]</text:p>
      <text:p text:style-name="P1">$ns attach-agent $n1 $udp1</text:p>
      <text:p text:style-name="P1"/>
      <text:p text:style-name="P1">set cbr1 [new Application/Traffic/CBR]</text:p>
      <text:p text:style-name="P1">$cbr1 attach-agent $udp1</text:p>
      <text:p text:style-name="P1"/>
      <text:p text:style-name="P1">set null5 [new Agent/Null]</text:p>
      <text:p text:style-name="P1">$ns attach-agent $n5 $null5</text:p>
      <text:p text:style-name="P1"/>
      <text:p text:style-name="P1">$ns connect $udp1 $null5 </text:p>
      <text:p text:style-name="P1"/>
      <text:p text:style-name="P1">$cbr1 set packetSize_ 1000</text:p>
      <text:p text:style-name="P1">$cbr1 set interval_ 0.005</text:p>
      <text:p text:style-name="P1"/>
      <text:p text:style-name="P1">set err [new ErrorModel]</text:p>
      <text:p text:style-name="P1">$ns lossmodel $err $n3 $n6 </text:p>
      <text:p text:style-name="P1">$err set rate_ 0.1</text:p>
      <text:p text:style-name="P1"/>
      <text:p text:style-name="P1">$ns at 0.1 "$cbr1 start"</text:p>
      <text:p text:style-name="P1">$ns at 4.5 "$cbr1 stop"</text:p>
      <text:p text:style-name="P1">$ns at 5.0 "finish"</text:p>
      <text:p text:style-name="P1">$ns run </text:p>
      <text:p text:style-name="P1"/>
      <text:p text:style-name="P1"/>
      <text:p text:style-name="P1"/>
      <text:p text:style-name="P1"><text:soft-page-break/></text:p>
      <text:p text:style-name="P1">AWK CODE:</text:p>
      <text:p text:style-name="P1"/>
      <text:p text:style-name="P1"/>
      <text:p text:style-name="P1">BEGIN {</text:p>
      <text:p text:style-name="P1"><text:tab/>#include&lt;stdio.h&gt;</text:p>
      <text:p text:style-name="P1"><text:tab/>time=0;</text:p>
      <text:p text:style-name="P1"><text:tab/>pkt=0;</text:p>
      <text:p text:style-name="P1">}</text:p>
      <text:p text:style-name="P1">{} {</text:p>
      <text:p text:style-name="P1"><text:tab/>if($1=="r" &amp;&amp; $3=="8" &amp;&amp; $4=="5") {</text:p>
      <text:p text:style-name="P1"><text:tab/><text:tab/>pkt=pkt+$6;</text:p>
      <text:p text:style-name="P1"><text:tab/><text:tab/>time=$2;</text:p>
      <text:p text:style-name="P1"><text:tab/>}</text:p>
      <text:p text:style-name="P1">}</text:p>
      <text:p text:style-name="P1">END {</text:p>
      <text:p text:style-name="P1"><text:tab/>printf("The throughput is:%f kbps\n",(pkt/time)*(8/1000)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1:24:47.659245486</meta:creation-date>
    <dc:date>2019-04-29T11:31:53.557214687</dc:date>
    <meta:editing-duration>PT7M5S</meta:editing-duration>
    <meta:editing-cycles>4</meta:editing-cycles>
    <meta:generator>LibreOffice/6.2.2.2$Linux_X86_64 LibreOffice_project/20$Build-2</meta:generator>
    <meta:document-statistic meta:table-count="0" meta:image-count="0" meta:object-count="0" meta:page-count="2" meta:paragraph-count="54" meta:word-count="188" meta:character-count="1092" meta:non-whitespace-character-count="911"/>
  </office:meta>
</office:document-meta>
</file>